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0f724f" officeooo:paragraph-rsid="000f72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week I Have mainly worked on the login / registration/ forgot password part of the site.</text:p>
      <text:p text:style-name="P1">I have had issues with php and mysql as I have very little experience with these technologies it has been a huge learning curve. I have spent a lot of time looking at the official php documentation and trying to work out the correct standards for certain task such as hashing password, I have ended up using a mysqli function for this. Another thing I have learnt is that mysql now uses mysqli functions as the mysql term has been depreciated with later versions of php.</text:p>
      <text:p text:style-name="P1"/>
      <text:p text:style-name="P1">Once I have got the log in system working I will look at form validation and then styling. I will be using JavaScript to validate the password, email and username input on the screen to save the user time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4:22.058355942</meta:creation-date>
    <meta:generator>LibreOffice/6.0.1.1$Linux_X86_64 LibreOffice_project/00m0$Build-1</meta:generator>
    <dc:date>2018-02-28T17:23:30.587216436</dc:date>
    <meta:editing-duration>PT11H44M22S</meta:editing-duration>
    <meta:editing-cycles>3</meta:editing-cycles>
    <meta:document-statistic meta:table-count="0" meta:image-count="0" meta:object-count="0" meta:page-count="1" meta:paragraph-count="3" meta:word-count="142" meta:character-count="769" meta:non-whitespace-character-count="629"/>
  </office:meta>
</office:document-meta>
</file>